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Ultrafine_20_Dashed"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3cm" svg:height="1.5cm" svg:x="2.9cm" svg:y="8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2.9cm" svg:height="1.5cm" svg:x="11.4cm" svg:y="8cm">
          <text:p text:style-name="P1">AEC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4cm" svg:height="1.5cm" svg:x="15.4cm" svg:y="8cm">
          <text:p text:style-name="P1">Preprocess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cm" svg:height="1.5cm" svg:x="2.9cm" svg:y="12cm">
          <text:p text:style-name="P1">Playba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cm" svg:height="1.5cm" svg:x="21.1cm" svg:y="8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cm" svg:height="1.5cm" svg:x="15.9cm" svg:y="12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1.5cm" svg:x="21.1cm" svg:y="12cm">
          <text:p text:style-name="P1">Jitter<text:line-break/>Buff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9cm" svg:y1="8.75cm" svg:x2="7.1cm" svg:y2="8.75cm" draw:start-shape="id1" draw:start-glue-point="1" draw:end-shape="id2" draw:end-glue-point="3">
          <text:p/>
        </draw:connector>
        <draw:connector draw:style-name="gr3" draw:text-style-name="P2" draw:layer="layout" svg:x1="14.3cm" svg:y1="8.75cm" svg:x2="15.4cm" svg:y2="8.75cm" draw:start-shape="id3" draw:start-glue-point="1" draw:end-shape="id4" draw:end-glue-point="3">
          <text:p/>
        </draw:connector>
        <draw:connector draw:style-name="gr3" draw:text-style-name="P2" draw:layer="layout" svg:x1="19.8cm" svg:y1="8.75cm" svg:x2="21.1cm" svg:y2="8.75cm" draw:start-shape="id4" draw:start-glue-point="1" draw:end-shape="id5" draw:end-glue-point="3">
          <text:p/>
        </draw:connector>
        <draw:connector draw:style-name="gr3" draw:text-style-name="P2" draw:layer="layout" svg:x1="15.9cm" svg:y1="12.75cm" svg:x2="10.5cm" svg:y2="12.75cm" draw:start-shape="id6" draw:start-glue-point="3" draw:end-shape="id7" draw:end-glue-point="1">
          <text:p/>
        </draw:connector>
        <draw:connector draw:style-name="gr3" draw:text-style-name="P2" draw:layer="layout" svg:x1="21.1cm" svg:y1="12.75cm" svg:x2="18.9cm" svg:y2="12.75cm" draw:start-shape="id8" draw:start-glue-point="3" draw:end-shape="id6" draw:end-glue-point="1">
          <text:p/>
        </draw:connector>
        <draw:connector draw:style-name="gr3" draw:text-style-name="P2" draw:layer="layout" svg:x1="15.9cm" svg:y1="12.75cm" svg:x2="12.85cm" svg:y2="9.5cm" draw:start-shape="id6" draw:start-glue-point="3" draw:end-shape="id3" draw:end-glue-point="2">
          <text:p/>
        </draw:connector>
        <draw:custom-shape draw:style-name="gr4" draw:text-style-name="P2" draw:id="id10" draw:layer="layout" svg:width="0.45cm" svg:height="1.2cm" svg:x="1cm" svg:y="12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0.5cm" draw:transform="rotate (1.5707963267946) translate (0.5cm 14.0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2" draw:layer="layout" svg:x1="2.9cm" svg:y1="12.75cm" svg:x2="1.45cm" svg:y2="12.75cm" draw:start-shape="id9" draw:start-glue-point="3" draw:end-shape="id10" draw:end-glue-point="1">
          <text:p/>
        </draw:connector>
        <draw:connector draw:style-name="gr3" draw:text-style-name="P2" draw:layer="layout" svg:x1="25.1cm" svg:y1="12.75cm" svg:x2="24.1cm" svg:y2="12.75cm" draw:start-shape="id11" draw:start-glue-point="3" draw:end-shape="id8" draw:end-glue-point="1">
          <text:p/>
        </draw:connector>
        <draw:connector draw:style-name="gr3" draw:text-style-name="P2" draw:layer="layout" svg:x1="24.1cm" svg:y1="8.75cm" svg:x2="25.1cm" svg:y2="8.75cm" draw:start-shape="id5" draw:start-glue-point="1" draw:end-shape="id12" draw:end-glue-point="3">
          <text:p/>
        </draw:connector>
        <draw:custom-shape draw:style-name="gr5" draw:text-style-name="P2" draw:id="id13" draw:layer="layout" svg:width="1cm" svg:height="1cm" svg:x="0.5cm" svg:y="8.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0.5cm" svg:y1="8.25cm" svg:x2="0.5cm" svg:y2="9.25cm">
          <text:p/>
        </draw:line>
        <draw:connector draw:style-name="gr3" draw:text-style-name="P2" draw:layer="layout" svg:x1="1.5cm" svg:y1="8.749cm" svg:x2="2.9cm" svg:y2="8.75cm" draw:start-shape="id13" draw:start-glue-point="10" draw:end-shape="id1" draw:end-glue-point="3">
          <text:p/>
        </draw:connector>
        <draw:connector draw:style-name="gr7" draw:text-style-name="P2" draw:layer="layout" svg:x1="4.4cm" svg:y1="9.5cm" svg:x2="4.4cm" svg:y2="12cm" draw:start-shape="id1" draw:start-glue-point="2" draw:end-shape="id9" draw:end-glue-point="0">
          <text:p/>
        </draw:connector>
        <draw:custom-shape draw:style-name="gr2" draw:text-style-name="P1" draw:id="id2" draw:layer="layout" svg:width="3.4cm" svg:height="1.5cm" svg:x="7.1cm" svg:y="8cm">
          <text:p text:style-name="P1">Resampl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cm" svg:y1="8.75cm" svg:x2="11.4cm" svg:y2="8.75cm" draw:start-shape="id2" draw:start-glue-point="1" draw:end-shape="id3" draw:end-glue-point="3">
          <text:p/>
        </draw:connector>
        <draw:custom-shape draw:style-name="gr2" draw:text-style-name="P1" draw:id="id7" draw:layer="layout" svg:width="3.4cm" svg:height="1.5cm" svg:x="7.1cm" svg:y="12cm">
          <text:p text:style-name="P1">Resampl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1cm" svg:y1="12.75cm" svg:x2="5.9cm" svg:y2="12.75cm" draw:start-shape="id7" draw:start-glue-point="3" draw:end-shape="id9" draw:end-glue-point="1">
          <text:p/>
        </draw:connector>
        <draw:custom-shape draw:style-name="gr8" draw:text-style-name="P1" draw:id="id11" draw:layer="layout" svg:width="2.5cm" svg:height="1.5cm" svg:x="25.1cm" svg:y="12cm">
          <text:p text:style-name="P1">From<text:line-break/>network</text:p>
          <draw:enhanced-geometry svg:viewBox="0 0 21600 21600" draw:type="rectangle" draw:enhanced-path="M 0 0 L 21600 0 21600 21600 0 21600 0 0 Z N"/>
        </draw:custom-shape>
        <draw:custom-shape draw:style-name="gr8" draw:text-style-name="P1" draw:id="id12" draw:layer="layout" svg:width="2.5cm" svg:height="1.5cm" svg:x="25.1cm" svg:y="8cm">
          <text:p text:style-name="P1">To<text:line-break/>networ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5cm" svg:x="4.5cm" svg:y="10cm">
          <text:p text:style-name="P1">Same cloc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Jean-Marc Valin</meta:initial-creator>
    <meta:creation-date>2008-05-18T13:19:37</meta:creation-date>
    <dc:creator>Jean-Marc Valin</dc:creator>
    <dc:date>2008-05-18T14:21:01</dc:date>
    <meta:editing-cycles>2</meta:editing-cycles>
    <meta:editing-duration>PT1H1M2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